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5353" officeooo:paragraph-rsid="00165353"/>
    </style:style>
    <style:style style:name="P2" style:family="paragraph" style:parent-style-name="Standard">
      <style:text-properties officeooo:rsid="00178a11" officeooo:paragraph-rsid="00178a11"/>
    </style:style>
    <style:style style:name="P3" style:family="paragraph" style:parent-style-name="Standard">
      <style:text-properties officeooo:rsid="001939a8" officeooo:paragraph-rsid="001939a8"/>
    </style:style>
    <style:style style:name="P4" style:family="paragraph" style:parent-style-name="Standard">
      <style:text-properties officeooo:rsid="001a1103" officeooo:paragraph-rsid="001a1103"/>
    </style:style>
    <style:style style:name="P5" style:family="paragraph" style:parent-style-name="Standard">
      <style:text-properties officeooo:rsid="001b3d32" officeooo:paragraph-rsid="001b3d32"/>
    </style:style>
    <style:style style:name="P6" style:family="paragraph" style:parent-style-name="Standard">
      <style:text-properties officeooo:rsid="001c332a" officeooo:paragraph-rsid="001c332a"/>
    </style:style>
    <style:style style:name="P7" style:family="paragraph" style:parent-style-name="Standard">
      <style:text-properties officeooo:rsid="001c332a" officeooo:paragraph-rsid="001ce8c0"/>
    </style:style>
    <style:style style:name="P8" style:family="paragraph" style:parent-style-name="Standard">
      <style:text-properties officeooo:rsid="001c332a" officeooo:paragraph-rsid="001e7dcb"/>
    </style:style>
    <style:style style:name="P9" style:family="paragraph" style:parent-style-name="Standard">
      <style:text-properties officeooo:rsid="001c332a" officeooo:paragraph-rsid="001fefb9"/>
    </style:style>
    <style:style style:name="T1" style:family="text">
      <style:text-properties officeooo:rsid="001b3d32"/>
    </style:style>
    <style:style style:name="T2" style:family="text">
      <style:text-properties officeooo:rsid="001ce8c0"/>
    </style:style>
    <style:style style:name="T3" style:family="text">
      <style:text-properties officeooo:rsid="001e7dcb"/>
    </style:style>
    <style:style style:name="T4" style:family="text">
      <style:text-properties officeooo:rsid="001fef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>Slide 28 – declare var - or it will go outside</text:p>
      <text:p text:style-name="P2">return stops the loop </text:p>
      <text:p text:style-name="P2">var counter = 0, counter = counter +1, console.log(counter) – put a counter inside</text:p>
      <text:p text:style-name="P3">== equal in the type (e.g. array) </text:p>
      <text:p text:style-name="P3">=== identical</text:p>
      <text:p text:style-name="P3">forEach loop – if it has one it just passes the value and if it has two it specifies the index (value, I)</text:p>
      <text:p text:style-name="P4">positions.join(" or ") - within console.log – This will separate numbers </text:p>
      <text:p text:style-name="P4">.<text:span text:style-name="T1">charAt[0]</text:span></text:p>
      <text:p text:style-name="P4"/>
      <text:p text:style-name="P5">var index – keep (int)</text:p>
      <text:p text:style-name="P5"/>
      <text:p text:style-name="P6"/>
      <text:p text:style-name="P7">module.exports = decoder; - Choose what you export from js file, - decoder.js</text:p>
      <text:p text:style-name="P8"><text:span text:style-name="T2">can export string/value etc</text:span></text:p>
      <text:p text:style-name="P8"/>
      <text:p text:style-name="P9"><text:span text:style-name="T3">USE A BOOLEAN IF YOU CAN – FORWARDS EXAMPLE – superdecoder!</text:span></text:p>
      <text:p text:style-name="P9"/>
      <text:p text:style-name="P9"><text:span text:style-name="T4">.filter(function() {</text:span></text:p>
      <text:p text:style-name="P9"><text:span text:style-name="T4"><text:tab/>});<text:tab/>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48:33.056404125</meta:creation-date>
    <dc:date>2016-04-13T12:45:39.550330926</dc:date>
    <meta:editing-duration>PT26M3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15" meta:word-count="103" meta:character-count="606" meta:non-whitespace-character-count="505"/>
  </office:meta>
</office:document-meta>
</file>